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d54d7" officeooo:paragraph-rsid="0016759c"/>
    </style:style>
    <style:style style:name="P2" style:family="paragraph" style:parent-style-name="Text_20_body">
      <style:text-properties officeooo:rsid="00135779" officeooo:paragraph-rsid="0016759c"/>
    </style:style>
    <style:style style:name="P3" style:family="paragraph" style:parent-style-name="Heading_20_2">
      <style:text-properties officeooo:rsid="000d54d7" officeooo:paragraph-rsid="0016759c" style:language-asian="ko" style:country-asian="KR"/>
    </style:style>
    <style:style style:name="P4" style:family="paragraph" style:parent-style-name="Heading_20_2">
      <style:text-properties officeooo:rsid="0018f9ad" officeooo:paragraph-rsid="0018f9ad"/>
    </style:style>
    <style:style style:name="P5" style:family="paragraph" style:parent-style-name="Text_20_body">
      <style:text-properties officeooo:rsid="00135779" officeooo:paragraph-rsid="0016759c" style:language-asian="ko" style:country-asian="KR"/>
    </style:style>
    <style:style style:name="P6" style:family="paragraph" style:parent-style-name="Text_20_body" style:list-style-name="L1">
      <style:text-properties officeooo:rsid="0018f9ad" officeooo:paragraph-rsid="0018f9ad"/>
    </style:style>
    <style:style style:name="P7" style:family="paragraph" style:parent-style-name="Text_20_body" style:list-style-name="L1">
      <style:text-properties officeooo:rsid="0019cff5" officeooo:paragraph-rsid="0019cff5"/>
    </style:style>
    <style:style style:name="T1" style:family="text">
      <style:text-properties style:language-asian="ko" style:country-asian="KR"/>
    </style:style>
    <style:style style:name="T2" style:family="text">
      <style:text-properties officeooo:rsid="000d7f02" style:language-asian="ko" style:country-asian="KR"/>
    </style:style>
    <style:style style:name="T3" style:family="text">
      <style:text-properties officeooo:rsid="00088ac2" style:language-asian="ko" style:country-asian="KR"/>
    </style:style>
    <style:style style:name="T4" style:family="text">
      <style:text-properties officeooo:rsid="000ec428" style:language-asian="ko" style:country-asian="KR"/>
    </style:style>
    <style:style style:name="T5" style:family="text">
      <style:text-properties officeooo:rsid="000ee63b" style:language-asian="ko" style:country-asian="KR"/>
    </style:style>
    <style:style style:name="T6" style:family="text">
      <style:text-properties officeooo:rsid="001161fe" style:language-asian="ko" style:country-asian="K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oftware</text:h>
      <text:h text:style-name="P4" text:outline-level="2">Frontend</text:h>
      <text:p text:style-name="P1"><text:span text:style-name="T1">React has been chosen for the front-end framework, a JavaScript framework for building user interfaces. It is the most popular front-end framework used in services such as Twitter and Facebook. As it is the most popular, support for documentation is good, which is one of the major reasons that I chose this technology. Another major reason is</text:span><text:span text:style-name="T3"> </text:span><text:span text:style-name="T1">that React is component based, and components can be reused to reduce repeated code. It is evident that there wlil be lots of </text:span><text:span text:style-name="T4">reused</text:span><text:span text:style-name="T1"> components during development, when looking at the wireframe sketches for e-clinic (see below section). Components such as the message input box will be reused in </text:span><text:span text:style-name="T5">multiple </text:span><text:span text:style-name="T1">places, </text:span><text:span text:style-name="T5">such as in the section for </text:span><text:span text:style-name="T1">sending new messages or </text:span><text:span text:style-name="T5">section for</text:span><text:span text:style-name="T1"> replying to </text:span><text:span text:style-name="T5">existing </text:span><text:span text:style-name="T1">messages. Another components that will be reused are the appointment cards for each upcoming appointment, and will be rendered with different ‘props’ passed to the component to render information for respective clients. Hence, this component functionality of React will aid with </text:span><text:span text:style-name="T6">agile development, </text:span><text:span text:style-name="T2">in that new ideas can be constantly integrated easily into the reusable component for far reaching effect.</text:span></text:p>
      <text:p text:style-name="P2"><text:span text:style-name="T1">For the backend, </text:span><text:span text:style-name="T2">A</text:span><text:span text:style-name="T1">SP.NET was chosen because of the above choice of using React. ASP.NET can be configured to function as </text:span></text:p>
      <text:p text:style-name="P5"/>
      <text:h text:style-name="P4" text:outline-level="2">Backend</text:h>
      <text:list xml:id="list2741118162" text:style-name="L1">
        <text:list-item>
          <text:p text:style-name="P6">No async calls to Mongodb needed since no calls to external services that are expensive</text:p>
        </text:list-item>
        <text:list-item>
          <text:p text:style-name="P7">Use record types for entities (value based equality suppor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2:48:57.339000000</meta:creation-date>
    <dc:date>2021-11-19T02:19:54.008000000</dc:date>
    <meta:editing-duration>PT4H54M28S</meta:editing-duration>
    <meta:editing-cycles>3</meta:editing-cycles>
    <meta:generator>LibreOffice/7.2.2.2$Windows_X86_64 LibreOffice_project/02b2acce88a210515b4a5bb2e46cbfb63fe97d56</meta:generator>
    <meta:document-statistic meta:table-count="0" meta:image-count="0" meta:object-count="0" meta:page-count="1" meta:paragraph-count="7" meta:word-count="233" meta:character-count="1438" meta:non-whitespace-character-count="1213"/>
  </office:meta>
</office:document-meta>
</file>